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51cm"/>
    </style:style>
    <style:style style:name="co8" style:family="table-column">
      <style:table-column-properties fo:break-before="auto" style:column-width="3.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 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map (x2) count</text:p>
          </table:table-cell>
          <table:table-cell table:style-name="ce1" office:value-type="string" calcext:value-type="string">
            <text:p>traditional merge</text:p>
          </table:table-cell>
          <table:table-cell table:style-name="ce1" office:value-type="string" calcext:value-type="string">
            <text:p>sequential splice</text:p>
          </table:table-cell>
          <table:table-cell table:style-name="ce1" office:value-type="string" calcext:value-type="string">
            <text:p>parallel splic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9.773583" calcext:value-type="float">
            <text:p>9.77</text:p>
          </table:table-cell>
          <table:table-cell table:style-name="ce1" office:value-type="float" office:value="3.129396" calcext:value-type="float">
            <text:p>3.13</text:p>
          </table:table-cell>
          <table:table-cell table:style-name="ce1" office:value-type="float" office:value="1.479098" calcext:value-type="float">
            <text:p>1.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63.986786" calcext:value-type="float">
            <text:p>63.99</text:p>
          </table:table-cell>
          <table:table-cell table:style-name="ce1" office:value-type="float" office:value="26.938678" calcext:value-type="float">
            <text:p>26.94</text:p>
          </table:table-cell>
          <table:table-cell table:style-name="ce1" office:value-type="float" office:value="6.512576" calcext:value-type="float">
            <text:p>6.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style-name="ce1" office:value-type="float" office:value="398.815137" calcext:value-type="float">
            <text:p>398.82</text:p>
          </table:table-cell>
          <table:table-cell table:style-name="ce1" office:value-type="float" office:value="188.270844" calcext:value-type="float">
            <text:p>188.27</text:p>
          </table:table-cell>
          <table:table-cell table:style-name="ce1" office:value-type="float" office:value="25.401196" calcext:value-type="float">
            <text:p>25.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0" calcext:value-type="float">
            <text:p>10000000</text:p>
          </table:table-cell>
          <table:table-cell table:style-name="ce1" office:value-type="float" office:value="3846.615704" calcext:value-type="float">
            <text:p>3846.62</text:p>
          </table:table-cell>
          <table:table-cell table:style-name="ce1" office:value-type="float" office:value="1024.355813" calcext:value-type="float">
            <text:p>1024.36</text:p>
          </table:table-cell>
          <table:table-cell table:style-name="ce1" office:value-type="float" office:value="117.257464" calcext:value-type="float">
            <text:p>117.26</text:p>
          </table:table-cell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7T10:56:28.668394563</dc:date>
    <meta:editing-duration>PT2M48S</meta:editing-duration>
    <meta:editing-cycles>6</meta:editing-cycles>
    <meta:generator>LibreOffice/4.1.3.2$Linux_X86_64 LibreOffice_project/410m0$Build-2</meta:generator>
    <dc:creator>Jules Gosnell</dc:cre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2.099cm" svg:y="3.706cm" style:legend-expansion="high" chart:style-name="ch2"/>
        <chart:plot-area chart:style-name="ch3" table:cell-range-address="Sheet1.B1:Sheet1.E5" chart:data-source-has-labels="both" svg:x="1.331cm" svg:y="0.855cm" svg:width="10.128cm" svg:height="6.99cm">
          <chartooo:coordinate-region svg:x="2.799cm" svg:y="1.054cm" svg:width="7.917cm" svg:height="6.144cm"/>
          <chart:axis chart:dimension="x" chart:name="primary-x" chart:style-name="ch4" chartooo:axis-type="auto">
            <chartooo:date-scale/>
            <chart:title svg:x="5.584cm" svg:y="8.025cm" chart:style-name="ch5">
              <text:p>map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778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series chart:style-name="ch11" chart:values-cell-range-address="Sheet1.E2:Sheet1.E5" chart:label-cell-address="Sheet1.E1:Sheet1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itional merge</text:p>
                <draw:g>
                  <svg:desc>Sheet1.C1:Sheet1.C1</svg:desc>
                </draw:g>
              </table:table-cell>
              <table:table-cell office:value-type="string">
                <text:p>sequential splice</text:p>
                <draw:g>
                  <svg:desc>Sheet1.D1:Sheet1.D1</svg:desc>
                </draw:g>
              </table:table-cell>
              <table:table-cell office:value-type="string">
                <text:p>parallel splic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B2:Sheet1.B5</svg:desc>
                </draw:g>
              </table:table-cell>
              <table:table-cell office:value-type="float" office:value="9.773583">
                <text:p>9.773583</text:p>
                <draw:g>
                  <svg:desc>Sheet1.C2:Sheet1.C5</svg:desc>
                </draw:g>
              </table:table-cell>
              <table:table-cell office:value-type="float" office:value="3.129396">
                <text:p>3.129396</text:p>
                <draw:g>
                  <svg:desc>Sheet1.D2:Sheet1.D5</svg:desc>
                </draw:g>
              </table:table-cell>
              <table:table-cell office:value-type="float" office:value="1.479098">
                <text:p>1.479098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3.986786">
                <text:p>63.986786</text:p>
              </table:table-cell>
              <table:table-cell office:value-type="float" office:value="26.938678">
                <text:p>26.938678</text:p>
              </table:table-cell>
              <table:table-cell office:value-type="float" office:value="6.512576">
                <text:p>6.51257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98.815137">
                <text:p>398.815137</text:p>
              </table:table-cell>
              <table:table-cell office:value-type="float" office:value="188.270844">
                <text:p>188.270844</text:p>
              </table:table-cell>
              <table:table-cell office:value-type="float" office:value="25.401196">
                <text:p>25.4011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846.615704">
                <text:p>3846.615704</text:p>
              </table:table-cell>
              <table:table-cell office:value-type="float" office:value="1024.355813">
                <text:p>1024.355813</text:p>
              </table:table-cell>
              <table:table-cell office:value-type="float" office:value="117.257464">
                <text:p>117.257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